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2.8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82cm"/>
    </style:style>
    <style:style style:name="gr3" style:family="graphic" style:parent-style-name="standard">
      <style:graphic-properties draw:stroke="none" svg:stroke-width="0.152cm" svg:stroke-color="#000000" draw:marker-start-width="0.432cm" draw:marker-end-width="0.432cm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ffffff" draw:textarea-horizontal-align="left" draw:auto-grow-height="true" draw:auto-grow-width="false" fo:min-height="1.094cm" fo:min-width="2.851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 style:list-style-name="L1">
      <style:graphic-properties draw:stroke="dash" draw:stroke-dash="Line_20_with_20_Fine_20_Dots_20_2" svg:stroke-width="0.305cm" svg:stroke-color="#999999" draw:marker-start="" draw:marker-start-width="0.731cm" draw:marker-start-center="false" draw:marker-end="" draw:marker-end-width="0.731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objectwithoutfill" style:list-style-name="L1">
      <style:graphic-properties draw:stroke="dash" draw:stroke-dash="Line_20_with_20_Fine_20_Dots" svg:stroke-width="0.305cm" svg:stroke-color="#999999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dash" draw:stroke-dash="Line_20_with_20_Fine_20_Dots" svg:stroke-width="0.203cm" svg:stroke-color="#999999" draw:marker-start="" draw:marker-start-width="0.503cm" draw:marker-start-center="false" draw:marker-end="" draw:marker-end-width="0.50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objectwithoutfill" style:list-style-name="L1">
      <style:graphic-properties draw:stroke="dash" draw:stroke-dash="Line_20_with_20_Fine_20_Dots_20_2" svg:stroke-width="0.305cm" svg:stroke-color="#000000" draw:marker-start="" draw:marker-start-width="0.731cm" draw:marker-start-center="false" draw:marker-end="" draw:marker-end-width="0.731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03cm" draw:shadow-offset-y="0.20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objectwithoutfill" style:list-style-name="L1">
      <style:graphic-properties draw:stroke="dash" draw:stroke-dash="Line_20_with_20_Fine_20_Dots" svg:stroke-width="0.305cm" svg:stroke-color="#000000" draw:marker-start="" draw:marker-start-width="0.655cm" draw:marker-start-center="false" draw:marker-end="" draw:marker-end-width="0.655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75cm" fo:padding-bottom="0.275cm" fo:padding-left="0.4cm" fo:padding-right="0.4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dash" draw:stroke-dash="Line_20_with_20_Fine_20_Dots" svg:stroke-width="0.203cm" svg:stroke-color="#000000" draw:marker-start="" draw:marker-start-width="0.503cm" draw:marker-start-center="false" draw:marker-end="" draw:marker-end-width="0.50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225cm" fo:padding-bottom="0.225cm" fo:padding-left="0.35cm" fo:padding-right="0.3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text-properties fo:color="#999999" fo:font-family="'Albertus MT Lt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Albertus MT Lt'" style:font-family-generic="swiss" style:font-pitch="variable" fo:font-size="88pt" fo:text-shadow="1pt 1pt" fo:font-weight="normal" style:font-size-asian="88pt" style:font-weight-asian="normal" style:font-size-complex="88pt" style:font-weight-complex="normal"/>
    </style:style>
    <style:style style:name="P4" style:family="paragraph">
      <style:text-properties fo:font-family="Helvetica" style:font-family-generic="swiss" style:font-pitch="variable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Helvetica" style:font-family-generic="swiss" style:font-pitch="variable" fo:font-size="16pt" style:font-size-asian="16pt" style:font-size-complex="16pt"/>
    </style:style>
    <style:style style:name="P7" style:family="paragraph">
      <style:text-properties fo:color="#666666" fo:font-family="Helvetica" style:font-family-generic="swiss" style:font-pitch="variable"/>
    </style:style>
    <style:style style:name="P8" style:family="paragraph">
      <style:text-properties fo:color="#666666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8pt" style:language-asian="zh" style:country-asian="CN" style:font-style-asian="normal" style:font-weight-asian="norm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999999" fo:font-family="'Albertus MT Lt'" style:font-family-generic="swiss" style:font-pitch="variable" fo:font-size="54pt" fo:text-shadow="1pt 1pt" fo:font-weight="normal" style:font-size-asian="54pt" style:font-weight-asian="normal" style:font-size-complex="54pt" style:font-weight-complex="normal"/>
    </style:style>
    <style:style style:name="T2" style:family="text">
      <style:text-properties fo:color="#000000" fo:font-family="'Albertus MT Lt'" style:font-family-generic="swiss" style:font-pitch="variable" fo:font-size="88pt" fo:text-shadow="1pt 1pt" fo:font-weight="bold" style:font-size-asian="88pt" style:font-weight-asian="bold" style:font-size-complex="88pt" style:font-weight-complex="bold"/>
    </style:style>
    <style:style style:name="T3" style:family="text">
      <style:text-properties fo:font-family="Helvetica" style:font-family-generic="swiss" style:font-pitch="variable"/>
    </style:style>
    <style:style style:name="T4" style:family="text">
      <style:text-properties fo:font-family="Helvetica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family="Helvetica" style:font-family-generic="swiss" style:font-pitch="variable" fo:font-size="16pt" style:font-size-asian="16pt" style:font-size-complex="16pt"/>
    </style:style>
    <style:style style:name="T6" style:family="text">
      <style:text-properties fo:color="#666666" fo:font-family="Helvetica" style:font-family-generic="swiss" style:font-pitch="variable"/>
    </style:style>
    <style:style style:name="T7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4.191cm" svg:x="14.986cm" svg:y="1.016cm">
          <draw:text-box>
            <text:p><text:span text:style-name="T1">Live</text:span></text:p>
          </draw:text-box>
        </draw:frame>
        <draw:frame draw:style-name="gr2" draw:text-style-name="P3" draw:layer="layout" svg:width="10.133cm" svg:height="3.934cm" svg:x="15.802cm" svg:y="3.048cm">
          <draw:text-box>
            <text:p text:style-name="P2"><text:span text:style-name="T2">Hmong</text:span></text:p>
          </draw:text-box>
        </draw:frame>
        <draw:frame draw:style-name="gr3" draw:text-style-name="P4" draw:layer="layout" svg:width="4.739cm" svg:height="1.14cm" svg:x="21.55cm" svg:y="19.053cm">
          <draw:text-box>
            <text:p><text:span text:style-name="T3">Justin Meiners</text:span></text:p>
          </draw:text-box>
        </draw:frame>
        <draw:frame draw:style-name="gr3" draw:text-style-name="P4" draw:layer="layout" svg:width="3.19cm" svg:height="1.14cm" svg:x="15.055cm" svg:y="19.05cm">
          <draw:text-box>
            <text:p><text:span text:style-name="T3">Ku Moua</text:span></text:p>
          </draw:text-box>
        </draw:frame>
        <draw:frame draw:style-name="gr4" draw:text-style-name="P6" draw:layer="layout" svg:width="4.138cm" svg:height="1.707cm" svg:x="24.257cm" svg:y="0.579cm">
          <draw:text-box>
            <text:p text:style-name="P5"><text:span text:style-name="T4">2014 v1.0</text:span></text:p>
            <text:p text:style-name="P2"><text:span text:style-name="T5"/></text:p>
          </draw:text-box>
        </draw:frame>
        <draw:frame draw:style-name="gr5" draw:text-style-name="P7" draw:layer="layout" svg:width="8.922cm" svg:height="1.016cm" svg:x="16.351cm" svg:y="16.429cm">
          <draw:text-box>
            <text:p><text:span text:style-name="T6">A book of basic Hmong words</text:span></text:p>
          </draw:text-box>
        </draw:frame>
        <draw:frame draw:style-name="gr6" draw:text-style-name="P8" draw:layer="layout" svg:width="9.396cm" svg:height="0.963cm" svg:x="16.164cm" svg:y="17.325cm">
          <draw:text-box>
            <text:p><text:span text:style-name="T7">(ib phau ntawv txog lus Hmoob)</text:span></text:p>
          </draw:text-box>
        </draw:frame>
        <draw:g>
          <draw:path draw:style-name="gr7" draw:text-style-name="P9" draw:layer="layout" svg:width="0.013cm" svg:height="3.993cm" svg:x="18.746cm" svg:y="10.139cm" svg:viewBox="0 0 14 3994" svg:d="m14 0c-31 4082 0 3994 0 3994">
            <text:p/>
          </draw:path>
          <draw:path draw:style-name="gr8" draw:text-style-name="P9" draw:layer="layout" svg:width="1.28cm" svg:height="0.823cm" svg:x="18.76cm" svg:y="14.133cm" svg:viewBox="0 0 1281 824" svg:d="m0 0c0 0-14 824 1281 824">
            <text:p/>
          </draw:path>
          <draw:path draw:style-name="gr9" draw:text-style-name="P9" draw:layer="layout" svg:width="1.228cm" svg:height="1.018cm" svg:x="20.041cm" svg:y="13.938cm" svg:viewBox="0 0 1229 1019" svg:d="m0 1019c1294 0 1228-1019 1228-1019">
            <text:p/>
          </draw:path>
          <draw:line draw:style-name="gr10" draw:text-style-name="P9" draw:layer="layout" svg:x1="21.269cm" svg:y1="13.937cm" svg:x2="21.318cm" svg:y2="11.755cm">
            <text:p/>
          </draw:line>
          <draw:path draw:style-name="gr11" draw:text-style-name="P9" draw:layer="layout" svg:width="0.634cm" svg:height="1.139cm" svg:x="20.76cm" svg:y="10.667cm" svg:viewBox="0 0 635 1140" svg:d="m587 1140c0 0 296-1045-587-1140">
            <text:p/>
          </draw:path>
          <draw:path draw:style-name="gr12" draw:text-style-name="P9" draw:layer="layout" svg:width="0.87cm" svg:height="0.892cm" svg:x="19.889cm" svg:y="10.66cm" svg:viewBox="0 0 871 893" svg:d="m871 7c-884-94-744 759-871 886">
            <text:p/>
          </draw:path>
          <draw:path draw:style-name="gr13" draw:text-style-name="P9" draw:layer="layout" svg:width="1.655cm" svg:height="0.506cm" svg:x="19.889cm" svg:y="11.426cm" svg:viewBox="0 0 1656 507" svg:d="m0 0c332 284 411 613 1656 474">
            <text:p/>
          </draw:path>
          <draw:path draw:style-name="gr14" draw:text-style-name="P9" draw:layer="layout" svg:width="1.391cm" svg:height="0.095cm" svg:x="21.545cm" svg:y="11.848cm" svg:viewBox="0 0 1392 96" svg:d="m0 52c1245-139 1392 44 1392 44">
            <text:p/>
          </draw:path>
          <draw:line draw:style-name="gr15" draw:text-style-name="P9" draw:layer="layout" svg:x1="22.937cm" svg:y1="11.944cm" svg:x2="22.888cm" svg:y2="10.667cm">
            <text:p/>
          </draw:line>
          <draw:line draw:style-name="gr16" draw:text-style-name="P9" draw:layer="layout" svg:x1="22.937cm" svg:y1="11.934cm" svg:x2="22.839cm" svg:y2="14.982cm">
            <text:p/>
          </draw:line>
          <draw:line draw:style-name="gr17" draw:text-style-name="P9" draw:layer="layout" svg:x1="22.814cm" svg:y1="15.036cm" svg:x2="22.63cm" svg:y2="14.986cm">
            <text:p/>
          </draw:line>
          <draw:ellipse draw:style-name="gr18" draw:text-style-name="P9" draw:layer="layout" svg:width="1.029cm" svg:height="1.597cm" svg:x="20.36cm" svg:y="7.786cm">
            <text:p/>
          </draw:ellipse>
        </draw:g>
        <draw:g>
          <draw:path draw:style-name="gr19" draw:text-style-name="P9" draw:layer="layout" svg:width="0.013cm" svg:height="3.993cm" svg:x="18.598cm" svg:y="10.041cm" svg:viewBox="0 0 14 3994" svg:d="m14 0c-31 4082 0 3994 0 3994">
            <text:p/>
          </draw:path>
          <draw:path draw:style-name="gr20" draw:text-style-name="P9" draw:layer="layout" svg:width="1.28cm" svg:height="0.823cm" svg:x="18.612cm" svg:y="14.035cm" svg:viewBox="0 0 1281 824" svg:d="m0 0c0 0-14 824 1281 824">
            <text:p/>
          </draw:path>
          <draw:path draw:style-name="gr21" draw:text-style-name="P9" draw:layer="layout" svg:width="1.228cm" svg:height="1.018cm" svg:x="19.893cm" svg:y="13.84cm" svg:viewBox="0 0 1229 1019" svg:d="m0 1019c1294 0 1228-1019 1228-1019">
            <text:p/>
          </draw:path>
          <draw:line draw:style-name="gr22" draw:text-style-name="P9" draw:layer="layout" svg:x1="21.121cm" svg:y1="13.84cm" svg:x2="21.163cm" svg:y2="11.684cm">
            <text:p/>
          </draw:line>
          <draw:path draw:style-name="gr23" draw:text-style-name="P9" draw:layer="layout" svg:width="0.611cm" svg:height="1.241cm" svg:x="20.612cm" svg:y="10.569cm" svg:viewBox="0 0 612 1242" svg:d="m551 1242c0 0 332-1147-551-1242">
            <text:p/>
          </draw:path>
          <draw:path draw:style-name="gr24" draw:text-style-name="P9" draw:layer="layout" svg:width="0.87cm" svg:height="0.892cm" svg:x="19.741cm" svg:y="10.562cm" svg:viewBox="0 0 871 893" svg:d="m871 7c-884-94-744 759-871 886">
            <text:p/>
          </draw:path>
          <draw:path draw:style-name="gr25" draw:text-style-name="P9" draw:layer="layout" svg:width="1.63cm" svg:height="0.536cm" svg:x="19.766cm" svg:y="11.303cm" svg:viewBox="0 0 1631 537" svg:d="m0 0c127 381 386 638 1631 499">
            <text:p/>
          </draw:path>
          <draw:path draw:style-name="gr26" draw:text-style-name="P9" draw:layer="layout" svg:width="1.391cm" svg:height="0.095cm" svg:x="21.397cm" svg:y="11.75cm" svg:viewBox="0 0 1392 96" svg:d="m0 52c1245-139 1392 44 1392 44">
            <text:p/>
          </draw:path>
          <draw:line draw:style-name="gr27" draw:text-style-name="P9" draw:layer="layout" svg:x1="22.789cm" svg:y1="11.846cm" svg:x2="22.74cm" svg:y2="10.569cm">
            <text:p/>
          </draw:line>
          <draw:line draw:style-name="gr28" draw:text-style-name="P9" draw:layer="layout" svg:x1="22.789cm" svg:y1="11.836cm" svg:x2="22.691cm" svg:y2="14.884cm">
            <text:p/>
          </draw:line>
          <draw:line draw:style-name="gr29" draw:text-style-name="P9" draw:layer="layout" svg:x1="22.687cm" svg:y1="15.011cm" svg:x2="22.507cm" svg:y2="14.859cm">
            <text:p/>
          </draw:line>
          <draw:ellipse draw:style-name="gr30" draw:text-style-name="P9" draw:layer="layout" svg:width="1.029cm" svg:height="1.597cm" svg:x="20.212cm" svg:y="7.688cm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Line_20_with_20_Fine_20_Dots_20_2" draw:display-name="Line with Fine Dots 2" draw:style="rect" draw:dots1="1" draw:dots1-length="2.007cm" draw:dots2="12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b3b3b3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svg:stroke-linecap="butt" draw:fill="solid" draw:fill-color="#8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4T14:26:18.83</meta:creation-date>
    <dc:date>2014-12-06T15:52:37.08</dc:date>
    <meta:editing-duration>PT1H21M19S</meta:editing-duration>
    <meta:editing-cycles>41</meta:editing-cycles>
    <meta:generator>OpenOffice.org/3.4.1$Win32 OpenOffice.org_project/341m1$Build-9593</meta:generator>
    <meta:document-statistic meta:object-count="33"/>
  </office:meta>
</office:document-meta>
</file>